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Gayathri" svg:font-family="Gayath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Calibri" style:text-underline-style="none" fo:font-weight="normal" officeooo:rsid="001f448b" officeooo:paragraph-rsid="001f448b" style:font-weight-asian="normal" style:font-weight-complex="normal"/>
    </style:style>
    <style:style style:name="P2" style:family="paragraph" style:parent-style-name="Text_20_body">
      <style:text-properties style:font-name="Calibri" style:text-underline-style="none" fo:font-weight="normal" officeooo:rsid="0025d2bb" officeooo:paragraph-rsid="0025d2bb" style:font-weight-asian="normal" style:font-weight-complex="normal"/>
    </style:style>
    <style:style style:name="P3" style:family="paragraph" style:parent-style-name="Text_20_body">
      <style:text-properties style:font-name="Calibri" style:text-underline-style="none" fo:font-weight="normal" officeooo:rsid="000f69ba" officeooo:paragraph-rsid="002b9517" style:font-weight-asian="normal" style:font-weight-complex="normal"/>
    </style:style>
    <style:style style:name="P4" style:family="paragraph" style:parent-style-name="Text_20_body">
      <style:text-properties style:font-name="Calibri" fo:font-size="12pt" fo:font-weight="normal" officeooo:paragraph-rsid="002881c3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font-name="Calibri" fo:font-size="12pt" style:text-underline-style="none" fo:font-weight="normal" officeooo:rsid="001e18db" officeooo:paragraph-rsid="000f69ba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Calibri" fo:font-size="12pt" style:text-underline-style="none" fo:font-weight="normal" officeooo:rsid="002d4ac9" officeooo:paragraph-rsid="002d4ac9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Calibri" fo:font-size="12pt" style:text-underline-style="none" fo:font-weight="normal" officeooo:rsid="0020075f" officeooo:paragraph-rsid="00319d59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Calibri" fo:font-size="13pt" style:text-underline-style="none" fo:font-weight="normal" officeooo:rsid="001e18db" officeooo:paragraph-rsid="000f69ba" fo:background-color="transparent" style:font-size-asian="13pt" style:font-weight-asian="normal" style:font-size-complex="13pt" style:font-weight-complex="normal"/>
    </style:style>
    <style:style style:name="P9" style:family="paragraph" style:parent-style-name="Text_20_body">
      <style:text-properties fo:font-size="12pt" style:text-underline-style="none" fo:font-weight="normal" officeooo:rsid="00381edc" officeooo:paragraph-rsid="00381edc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Calibri" fo:font-size="13pt" fo:font-weight="bold" officeooo:rsid="00241dd4" officeooo:paragraph-rsid="000f69ba" fo:background-color="#ffff00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break-before="page"/>
      <style:text-properties style:font-name="Calibri" style:text-underline-style="none" fo:font-weight="normal" officeooo:rsid="001f448b" officeooo:paragraph-rsid="001f448b" style:font-weight-asian="normal" style:font-weight-complex="normal"/>
    </style:style>
    <style:style style:name="P12" style:family="paragraph" style:parent-style-name="Heading_20_1">
      <style:text-properties style:font-name="Gayathri"/>
    </style:style>
    <style:style style:name="P13" style:family="paragraph" style:parent-style-name="Standard" style:list-style-name="L1">
      <style:text-properties style:font-name="Calibri"/>
    </style:style>
    <style:style style:name="P14" style:family="paragraph" style:parent-style-name="Standard" style:list-style-name="L1">
      <style:text-properties style:font-name="Calibri" officeooo:paragraph-rsid="000f69ba"/>
    </style:style>
    <style:style style:name="P15" style:family="paragraph" style:parent-style-name="Text_20_body" style:list-style-name="L1">
      <style:text-properties officeooo:paragraph-rsid="00319d59"/>
    </style:style>
    <style:style style:name="P16" style:family="paragraph" style:parent-style-name="Text_20_body" style:list-style-name="L1">
      <style:text-properties officeooo:paragraph-rsid="002802e4"/>
    </style:style>
    <style:style style:name="P17" style:family="paragraph" style:parent-style-name="Text_20_body" style:list-style-name="L1">
      <style:text-properties officeooo:paragraph-rsid="002881c3"/>
    </style:style>
    <style:style style:name="P18" style:family="paragraph" style:parent-style-name="Text_20_body" style:list-style-name="L1">
      <style:text-properties style:font-name="Calibri" style:text-underline-style="solid" style:text-underline-width="auto" style:text-underline-color="font-color" fo:font-weight="bold" officeooo:rsid="000f69ba" officeooo:paragraph-rsid="000f69ba" style:font-weight-asian="bold" style:font-weight-complex="bold"/>
    </style:style>
    <style:style style:name="P19" style:family="paragraph" style:parent-style-name="Text_20_body" style:list-style-name="L1">
      <style:text-properties style:font-name="Calibri" style:text-underline-style="none" fo:font-weight="normal" officeooo:rsid="000f69ba" officeooo:paragraph-rsid="002b9517" style:font-weight-asian="normal" style:font-weight-complex="normal"/>
    </style:style>
    <style:style style:name="P20" style:family="paragraph" style:parent-style-name="Text_20_body" style:list-style-name="L1">
      <style:text-properties style:font-name="Calibri" style:text-underline-style="none" fo:font-weight="normal" officeooo:rsid="000f69ba" officeooo:paragraph-rsid="003ddc52" style:font-weight-asian="normal" style:font-weight-complex="normal"/>
    </style:style>
    <style:style style:name="P21" style:family="paragraph" style:parent-style-name="Text_20_body" style:list-style-name="L1">
      <style:text-properties style:font-name="Calibri" style:text-underline-style="none" fo:font-weight="normal" officeooo:rsid="0040f675" officeooo:paragraph-rsid="0040f675" style:font-weight-asian="normal" style:font-weight-complex="normal"/>
    </style:style>
    <style:style style:name="P22" style:family="paragraph" style:parent-style-name="Text_20_body" style:list-style-name="L1">
      <style:text-properties style:font-name="Calibri" style:text-underline-style="none" fo:font-weight="normal" officeooo:rsid="00424187" officeooo:paragraph-rsid="00424187" style:font-weight-asian="normal" style:font-weight-complex="normal"/>
    </style:style>
    <style:style style:name="P23" style:family="paragraph" style:parent-style-name="Text_20_body" style:list-style-name="L1">
      <style:text-properties style:font-name="Calibri" officeooo:paragraph-rsid="000f69ba"/>
    </style:style>
    <style:style style:name="P24" style:family="paragraph" style:parent-style-name="Text_20_body" style:list-style-name="L1">
      <style:text-properties style:font-name="Calibri" officeooo:paragraph-rsid="002802e4"/>
    </style:style>
    <style:style style:name="P25" style:family="paragraph" style:parent-style-name="Text_20_body" style:list-style-name="L1">
      <style:text-properties style:font-name="Calibri" officeooo:paragraph-rsid="003a0b3d"/>
    </style:style>
    <style:style style:name="P26" style:family="paragraph" style:parent-style-name="Text_20_body" style:list-style-name="L1">
      <style:text-properties style:font-name="Calibri" fo:font-size="12pt" style:text-underline-style="none" fo:font-weight="normal" officeooo:rsid="001e18db" officeooo:paragraph-rsid="000f69ba" fo:background-color="transparent" style:font-size-asian="12pt" style:font-weight-asian="normal" style:font-size-complex="12pt" style:font-weight-complex="normal"/>
    </style:style>
    <style:style style:name="P27" style:family="paragraph" style:parent-style-name="Text_20_body" style:list-style-name="L1">
      <style:text-properties style:font-name="Calibri" fo:font-size="12pt" style:text-underline-style="none" fo:font-weight="normal" officeooo:rsid="002d4ac9" officeooo:paragraph-rsid="002d4ac9" fo:background-color="transparent" style:font-size-asian="12pt" style:font-weight-asian="normal" style:font-size-complex="12pt" style:font-weight-complex="normal"/>
    </style:style>
    <style:style style:name="P28" style:family="paragraph" style:parent-style-name="Text_20_body" style:list-style-name="L1">
      <style:text-properties style:font-name="Calibri" fo:font-size="12pt" style:text-underline-style="none" fo:font-weight="normal" officeooo:rsid="002d4ac9" officeooo:paragraph-rsid="00319d59" fo:background-color="transparent" style:font-size-asian="12pt" style:font-weight-asian="normal" style:font-size-complex="12pt" style:font-weight-complex="normal"/>
    </style:style>
    <style:style style:name="P29" style:family="paragraph" style:parent-style-name="Text_20_body" style:list-style-name="L1">
      <style:text-properties style:font-name="Calibri" fo:font-size="12pt" style:text-underline-style="none" fo:font-weight="normal" officeooo:rsid="002d4ac9" officeooo:paragraph-rsid="0031f99b" fo:background-color="transparent" style:font-size-asian="12pt" style:font-weight-asian="normal" style:font-size-complex="12pt" style:font-weight-complex="normal"/>
    </style:style>
    <style:style style:name="P30" style:family="paragraph" style:parent-style-name="Text_20_body" style:list-style-name="L1">
      <style:text-properties style:font-name="Calibri" fo:font-size="12pt" style:text-underline-style="none" fo:font-weight="normal" officeooo:rsid="00309771" officeooo:paragraph-rsid="00309771" fo:background-color="transparent" style:font-size-asian="12pt" style:font-weight-asian="normal" style:font-size-complex="12pt" style:font-weight-complex="normal"/>
    </style:style>
    <style:style style:name="P31" style:family="paragraph" style:parent-style-name="Text_20_body" style:list-style-name="L1">
      <style:text-properties style:font-name="Calibri" fo:font-size="12pt" style:text-underline-style="none" fo:font-weight="normal" officeooo:rsid="00309771" officeooo:paragraph-rsid="0031f99b" fo:background-color="transparent" style:font-size-asian="12pt" style:font-weight-asian="normal" style:font-size-complex="12pt" style:font-weight-complex="normal"/>
    </style:style>
    <style:style style:name="P32" style:family="paragraph" style:parent-style-name="Text_20_body" style:list-style-name="L1">
      <style:text-properties style:font-name="Calibri" fo:font-size="12pt" style:text-underline-style="none" fo:font-weight="normal" officeooo:rsid="0020075f" officeooo:paragraph-rsid="00319d59" fo:background-color="transparent" style:font-size-asian="12pt" style:font-weight-asian="normal" style:font-size-complex="12pt" style:font-weight-complex="normal"/>
    </style:style>
    <style:style style:name="P33" style:family="paragraph" style:parent-style-name="Text_20_body" style:list-style-name="L1">
      <style:text-properties style:font-name="Calibri" fo:font-size="12pt" style:text-underline-style="none" fo:font-weight="normal" officeooo:rsid="0031f99b" officeooo:paragraph-rsid="0031f99b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 style:list-style-name="L1">
      <style:text-properties style:font-name="Calibri" fo:font-size="12pt" style:text-underline-style="none" fo:font-weight="normal" officeooo:rsid="002802e4" officeooo:paragraph-rsid="003bbfbc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 style:list-style-name="L1">
      <style:text-properties style:font-name="Calibri" fo:font-size="12pt" style:text-underline-style="none" fo:font-weight="normal" officeooo:paragraph-rsid="002802e4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 style:list-style-name="L1">
      <style:text-properties style:font-name="Calibri" fo:font-size="12pt" style:text-underline-style="none" fo:font-weight="normal" officeooo:rsid="003793d2" officeooo:paragraph-rsid="003793d2" fo:background-color="transparent" style:font-size-asian="12pt" style:font-weight-asian="normal" style:font-size-complex="12pt" style:font-weight-complex="normal"/>
    </style:style>
    <style:style style:name="P37" style:family="paragraph" style:parent-style-name="Text_20_body" style:list-style-name="L1">
      <style:text-properties style:font-name="Calibri" fo:font-size="12pt" style:text-underline-style="none" fo:font-weight="normal" officeooo:rsid="00381edc" officeooo:paragraph-rsid="00381edc" fo:background-color="transparent" style:font-size-asian="12pt" style:font-weight-asian="normal" style:font-size-complex="12pt" style:font-weight-complex="normal"/>
    </style:style>
    <style:style style:name="P38" style:family="paragraph" style:parent-style-name="Text_20_body" style:list-style-name="L1">
      <style:text-properties style:font-name="Calibri" fo:font-size="12pt" fo:font-weight="normal" officeooo:rsid="002d4ac9" officeooo:paragraph-rsid="002d4ac9" fo:background-color="transparent" style:font-size-asian="12pt" style:font-weight-asian="normal" style:font-size-complex="12pt" style:font-weight-complex="normal"/>
    </style:style>
    <style:style style:name="P39" style:family="paragraph" style:parent-style-name="Text_20_body" style:list-style-name="L1">
      <style:text-properties style:font-name="Calibri" fo:font-size="12pt" fo:font-weight="normal" officeooo:rsid="002d4ac9" officeooo:paragraph-rsid="00319d59" fo:background-color="transparent" style:font-size-asian="12pt" style:font-weight-asian="normal" style:font-size-complex="12pt" style:font-weight-complex="normal"/>
    </style:style>
    <style:style style:name="P40" style:family="paragraph" style:parent-style-name="Text_20_body" style:list-style-name="L1">
      <style:text-properties style:font-name="Calibri" fo:font-size="12pt" fo:font-weight="normal" officeooo:rsid="002d4ac9" officeooo:paragraph-rsid="0031f99b" fo:background-color="transparent" style:font-size-asian="12pt" style:font-weight-asian="normal" style:font-size-complex="12pt" style:font-weight-complex="normal"/>
    </style:style>
    <style:style style:name="P41" style:family="paragraph" style:parent-style-name="Text_20_body" style:list-style-name="L1">
      <style:text-properties style:font-name="Calibri" fo:font-size="12pt" fo:font-weight="normal" officeooo:rsid="002881c3" officeooo:paragraph-rsid="002881c3" fo:background-color="transparent" style:font-size-asian="12pt" style:font-weight-asian="normal" style:font-size-complex="12pt" style:font-weight-complex="normal"/>
    </style:style>
    <style:style style:name="P42" style:family="paragraph" style:parent-style-name="Text_20_body" style:list-style-name="L1">
      <style:text-properties style:font-name="Calibri" fo:font-size="12pt" fo:font-weight="normal" officeooo:rsid="003c26f1" officeooo:paragraph-rsid="003c26f1" fo:background-color="transparent" style:font-size-asian="12pt" style:font-weight-asian="normal" style:font-size-complex="12pt" style:font-weight-complex="normal"/>
    </style:style>
    <style:style style:name="P43" style:family="paragraph" style:parent-style-name="Text_20_body" style:list-style-name="L1">
      <style:text-properties style:font-name="Calibri" fo:font-size="12pt" officeooo:paragraph-rsid="002802e4" style:font-size-asian="12pt" style:font-size-complex="12pt"/>
    </style:style>
    <style:style style:name="P44" style:family="paragraph" style:parent-style-name="Text_20_body" style:list-style-name="L1">
      <style:text-properties style:font-name="Calibri" fo:font-size="13pt" style:text-underline-style="none" fo:font-weight="normal" officeooo:rsid="001e18db" officeooo:paragraph-rsid="000f69ba" fo:background-color="transparent" style:font-size-asian="13pt" style:font-weight-asian="normal" style:font-size-complex="13pt" style:font-weight-complex="normal"/>
    </style:style>
    <style:style style:name="P45" style:family="paragraph" style:parent-style-name="Text_20_body" style:list-style-name="L1">
      <style:text-properties style:font-name="Calibri" officeooo:rsid="000f69ba" officeooo:paragraph-rsid="000f69ba"/>
    </style:style>
    <style:style style:name="P46" style:family="paragraph" style:parent-style-name="Text_20_body" style:list-style-name="L1">
      <style:text-properties style:font-name="Calibri" officeooo:rsid="001676dc" officeooo:paragraph-rsid="001676dc"/>
    </style:style>
    <style:style style:name="P47" style:family="paragraph" style:parent-style-name="Text_20_body" style:list-style-name="L1">
      <style:text-properties style:font-name="Calibri" officeooo:rsid="001ae9f3" officeooo:paragraph-rsid="001ae9f3"/>
    </style:style>
    <style:style style:name="P48" style:family="paragraph" style:parent-style-name="Text_20_body" style:list-style-name="L1">
      <style:text-properties style:font-name="Calibri" officeooo:rsid="001ae9f3" officeooo:paragraph-rsid="0045fb33"/>
    </style:style>
    <style:style style:name="P49" style:family="paragraph" style:parent-style-name="Text_20_body" style:list-style-name="L1">
      <style:text-properties style:font-name="Calibri" officeooo:rsid="001f448b" officeooo:paragraph-rsid="001f448b"/>
    </style:style>
    <style:style style:name="P50" style:family="paragraph" style:parent-style-name="Text_20_body" style:list-style-name="L1">
      <style:text-properties style:font-name="Calibri" officeooo:rsid="0040f675" officeooo:paragraph-rsid="0040f675"/>
    </style:style>
    <style:style style:name="P51" style:family="paragraph" style:parent-style-name="Text_20_body" style:list-style-name="L1">
      <style:text-properties style:font-name="Calibri" officeooo:rsid="00424187" officeooo:paragraph-rsid="00424187"/>
    </style:style>
    <style:style style:name="P52" style:family="paragraph" style:parent-style-name="Text_20_body" style:list-style-name="L1">
      <style:text-properties style:text-underline-style="solid" style:text-underline-width="auto" style:text-underline-color="font-color" fo:font-weight="bold" officeooo:paragraph-rsid="002802e4" style:font-weight-asian="bold" style:font-weight-complex="bold"/>
    </style:style>
    <style:style style:name="T1" style:family="text">
      <style:text-properties officeooo:rsid="000f69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69ba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f69ba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0075f" fo:background-color="#ffff00" loext:char-shading-value="0" style:font-weight-asian="normal" style:font-weight-complex="normal"/>
    </style:style>
    <style:style style:name="T9" style:family="text">
      <style:text-properties style:text-underline-style="none" officeooo:rsid="0020075f"/>
    </style:style>
    <style:style style:name="T1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solid" style:text-underline-width="auto" style:text-underline-color="font-color" fo:font-weight="bold" officeooo:rsid="0045fb33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3pt" style:text-underline-style="none" fo:font-weight="bold" officeooo:rsid="001e18db" fo:background-color="#ffff00" loext:char-shading-value="0" style:font-size-asian="13pt" style:font-weight-asian="bold" style:font-size-complex="13pt" style:font-weight-complex="bold"/>
    </style:style>
    <style:style style:name="T14" style:family="text">
      <style:text-properties fo:font-size="13pt" style:text-underline-style="none" fo:font-weight="bold" officeooo:rsid="0020075f" fo:background-color="#ffff00" loext:char-shading-value="0" style:font-size-asian="13pt" style:font-weight-asian="bold" style:font-size-complex="13pt" style:font-weight-complex="bold"/>
    </style:style>
    <style:style style:name="T15" style:family="text">
      <style:text-properties fo:font-size="13pt" style:text-underline-style="none" fo:font-weight="bold" officeooo:rsid="00424187" fo:background-color="#ffff00" loext:char-shading-value="0" style:font-size-asian="13pt" style:font-weight-asian="bold" style:font-size-complex="13pt" style:font-weight-complex="bold"/>
    </style:style>
    <style:style style:name="T16" style:family="text">
      <style:text-properties fo:font-size="13pt" style:text-underline-style="none" fo:font-weight="bold" officeooo:rsid="0045fb33" fo:background-color="#ffff00" loext:char-shading-value="0" style:font-size-asian="13pt" style:font-weight-asian="bold" style:font-size-complex="13pt" style:font-weight-complex="bold"/>
    </style:style>
    <style:style style:name="T17" style:family="text">
      <style:text-properties fo:font-size="13pt" style:text-underline-style="none" fo:font-weight="bold" officeooo:rsid="0020075f" fo:background-color="transparent" loext:char-shading-value="0" style:font-size-asian="13pt" style:font-weight-asian="bold" style:font-size-complex="13pt" style:font-weight-complex="bold"/>
    </style:style>
    <style:style style:name="T18" style:family="text">
      <style:text-properties fo:font-size="13pt" style:text-underline-style="none" officeooo:rsid="0024f012" fo:background-color="#ffff00" loext:char-shading-value="0" style:font-size-asian="13pt" style:font-size-complex="13pt"/>
    </style:style>
    <style:style style:name="T19" style:family="text">
      <style:text-properties fo:font-size="13pt" style:text-underline-style="none" fo:font-weight="normal" officeooo:rsid="003143cb" fo:background-color="transparent" loext:char-shading-value="0" style:font-size-asian="13pt" style:font-weight-asian="normal" style:font-size-complex="13pt" style:font-weight-complex="normal"/>
    </style:style>
    <style:style style:name="T20" style:family="text">
      <style:text-properties fo:font-size="13pt" style:text-underline-style="none" fo:font-weight="normal" officeooo:rsid="00319d59" fo:background-color="transparent" loext:char-shading-value="0" style:font-size-asian="13pt" style:font-weight-asian="normal" style:font-size-complex="13pt" style:font-weight-complex="normal"/>
    </style:style>
    <style:style style:name="T21" style:family="text">
      <style:text-properties fo:font-size="13pt" fo:font-weight="bold" officeooo:rsid="00241dd4" fo:background-color="#ffff00" loext:char-shading-value="0" style:font-size-asian="13pt" style:font-weight-asian="bold" style:font-size-complex="13pt" style:font-weight-complex="bold"/>
    </style:style>
    <style:style style:name="T22" style:family="text">
      <style:text-properties fo:font-size="13pt" fo:font-style="normal" style:text-underline-style="none" fo:font-weight="bold" officeooo:rsid="00424187" fo:background-color="#ffff00" loext:char-shading-value="0" style:font-size-asian="13pt" style:font-style-asian="normal" style:font-weight-asian="bold" style:font-size-complex="13pt" style:font-style-complex="normal" style:font-weight-complex="bold"/>
    </style:style>
    <style:style style:name="T23" style:family="text">
      <style:text-properties fo:font-size="13pt" fo:font-style="normal" style:text-underline-style="none" fo:font-weight="bold" officeooo:rsid="0045fb33" fo:background-color="#ffff00" loext:char-shading-value="0" style:font-size-asian="13pt" style:font-style-asian="normal" style:font-weight-asian="bold" style:font-size-complex="13pt" style:font-style-complex="normal" style:font-weight-complex="bold"/>
    </style:style>
    <style:style style:name="T24" style:family="text">
      <style:text-properties style:font-name="Calibri"/>
    </style:style>
    <style:style style:name="T25" style:family="text">
      <style:text-properties style:font-name="Calibri" style:text-underline-style="solid" style:text-underline-width="auto" style:text-underline-color="font-color" fo:font-weight="bold" officeooo:rsid="0027a787" style:font-weight-asian="bold" style:font-weight-complex="bold"/>
    </style:style>
    <style:style style:name="T26" style:family="text">
      <style:text-properties style:font-name="Calibri" style:text-underline-style="none" fo:font-weight="normal" officeooo:rsid="0027a787" style:font-weight-asian="normal" style:font-weight-complex="normal"/>
    </style:style>
    <style:style style:name="T27" style:family="text">
      <style:text-properties style:font-name="Calibri" style:text-underline-style="none" fo:font-weight="normal" officeooo:rsid="001f448b" style:font-weight-asian="normal" style:font-weight-complex="normal"/>
    </style:style>
    <style:style style:name="T28" style:family="text">
      <style:text-properties style:font-name="Calibri" style:text-underline-style="none" fo:font-weight="normal" officeooo:rsid="002802e4" style:font-weight-asian="normal" style:font-weight-complex="normal"/>
    </style:style>
    <style:style style:name="T29" style:family="text">
      <style:text-properties style:font-name="Calibri" officeooo:rsid="0027a787"/>
    </style:style>
    <style:style style:name="T30" style:family="text">
      <style:text-properties style:font-name="Calibri" fo:font-size="13pt" fo:font-weight="bold" officeooo:rsid="0027a787" fo:background-color="#ffff00" loext:char-shading-value="0" style:font-size-asian="13pt" style:font-weight-asian="bold" style:font-size-complex="13pt" style:font-weight-complex="bold"/>
    </style:style>
    <style:style style:name="T31" style:family="text">
      <style:text-properties style:font-name="Calibri" fo:font-size="13pt" fo:font-weight="bold" officeooo:rsid="002881c3" fo:background-color="#ffff6d" loext:char-shading-value="0" style:font-size-asian="13pt" style:font-weight-asian="bold" style:font-size-complex="13pt" style:font-weight-complex="bold"/>
    </style:style>
    <style:style style:name="T32" style:family="text">
      <style:text-properties style:font-name="Calibri" fo:font-size="13pt" fo:font-weight="bold" officeooo:rsid="002a3911" fo:background-color="#ffff6d" loext:char-shading-value="0" style:font-size-asian="13pt" style:font-weight-asian="bold" style:font-size-complex="13pt" style:font-weight-complex="bold"/>
    </style:style>
    <style:style style:name="T33" style:family="text">
      <style:text-properties style:font-name="Calibri" fo:font-size="13pt" style:text-underline-style="none" officeooo:rsid="002802e4" fo:background-color="#ffff00" loext:char-shading-value="0" style:font-size-asian="13pt" style:font-size-complex="13pt"/>
    </style:style>
    <style:style style:name="T34" style:family="text">
      <style:text-properties style:font-name="Calibri" officeooo:rsid="001f448b"/>
    </style:style>
    <style:style style:name="T35" style:family="text">
      <style:text-properties style:font-name="Calibri" fo:font-size="12pt" style:text-underline-style="solid" style:text-underline-width="auto" style:text-underline-color="font-color" fo:font-weight="bold" officeooo:rsid="002881c3" fo:background-color="transparent" loext:char-shading-value="0" style:font-size-asian="12pt" style:font-weight-asian="bold" style:font-size-complex="12pt" style:font-weight-complex="bold"/>
    </style:style>
    <style:style style:name="T36" style:family="text">
      <style:text-properties style:font-name="Calibri" fo:font-size="12pt" style:text-underline-style="solid" style:text-underline-width="auto" style:text-underline-color="font-color" fo:font-weight="bold" officeooo:rsid="001f448b" fo:background-color="transparent" loext:char-shading-value="0" style:font-size-asian="12pt" style:font-weight-asian="bold" style:font-size-complex="12pt" style:font-weight-complex="bold"/>
    </style:style>
    <style:style style:name="T37" style:family="text">
      <style:text-properties style:font-name="Calibri" fo:font-size="12pt" style:text-underline-style="none" fo:font-weight="normal" officeooo:rsid="001f448b" fo:background-color="transparent" loext:char-shading-value="0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2a3911" fo:background-color="transparent" loext:char-shading-value="0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2d4ac9" fo:background-color="transparent" loext:char-shading-value="0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19d59" fo:background-color="transparent" loext:char-shading-value="0" style:font-size-asian="12pt" style:font-weight-asian="normal" style:font-size-complex="12pt" style:font-weight-complex="normal"/>
    </style:style>
    <style:style style:name="T41" style:family="text">
      <style:text-properties style:font-name="Calibri" fo:font-weight="normal" style:font-weight-asian="normal" style:font-weight-complex="normal"/>
    </style:style>
    <style:style style:name="T42" style:family="text">
      <style:text-properties style:font-name="Calibri" fo:font-weight="normal" officeooo:rsid="001f448b" style:font-weight-asian="normal" style:font-weight-complex="normal"/>
    </style:style>
    <style:style style:name="T43" style:family="text">
      <style:text-properties style:font-name="Calibri" fo:font-weight="normal" officeooo:rsid="002881c3" style:font-weight-asian="normal" style:font-weight-complex="normal"/>
    </style:style>
    <style:style style:name="T44" style:family="text">
      <style:text-properties style:font-name="Calibri" fo:font-weight="normal" officeooo:rsid="002a3911" style:font-weight-asian="normal" style:font-weight-complex="normal"/>
    </style:style>
    <style:style style:name="T45" style:family="text">
      <style:text-properties fo:font-size="12pt" style:text-underline-style="solid" style:text-underline-width="auto" style:text-underline-color="font-color" fo:font-weight="bold" fo:background-color="transparent" loext:char-shading-value="0" style:font-size-asian="12pt" style:font-weight-asian="bold" style:font-size-complex="12pt" style:font-weight-complex="bold"/>
    </style:style>
    <style:style style:name="T46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7" style:family="text">
      <style:text-properties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size="12pt" style:text-underline-style="none" fo:font-weight="normal" officeooo:rsid="003143cb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size="12pt" style:text-underline-style="none" fo:font-weight="normal" style:font-weight-asian="normal" style:font-weight-complex="normal"/>
    </style:style>
    <style:style style:name="T50" style:family="text">
      <style:text-properties officeooo:rsid="00319d59"/>
    </style:style>
    <style:style style:name="T51" style:family="text">
      <style:text-properties officeooo:rsid="0020075f"/>
    </style:style>
    <style:style style:name="T52" style:family="text">
      <style:text-properties officeooo:rsid="0031f99b"/>
    </style:style>
    <style:style style:name="T53" style:family="text">
      <style:text-properties officeooo:rsid="00381edc"/>
    </style:style>
    <style:style style:name="T54" style:family="text">
      <style:text-properties officeooo:rsid="003ddc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tab/><text:span text:style-name="T24">Lista de sensores</text:span></text:h>
      <text:list xml:id="list1739550408" text:style-name="L1">
        <text:list-item>
          <text:p text:style-name="P13"><text:span text:style-name="T4">CATSENSORS</text:span> - Sensor DL-PR36 IoT LoRaWAN: Medición de alta precisión de Presión, Nivel y Temperatura en Fluidos <text:span text:style-name="T2">(0 to 1 bar (relative)) </text:span><text:span text:style-name="T21">(1570€)</text:span></text:p>
        </text:list-item>
        <text:list-item>
          <text:p text:style-name="P13"><text:span text:style-name="T4">CATSENSORS</text:span> - Sensor DL-PR21 LoRaWAN: Nivel, Temperatura y Presión (sonda digital I2C)<text:span text:style-name="T3">(-1 to 10 bar) </text:span><text:span text:style-name="T21">(770€)</text:span></text:p>
        </text:list-item>
        <text:list-item>
          <text:p text:style-name="P14"><text:span text:style-name="T4">CATSENSORS</text:span> - Sensor DL-PR26 LoRaWAN: Nivel y Temperatura (sonda digital I2C)<text:span text:style-name="T1">(</text:span><text:span text:style-name="T3">0 to 1 bar) </text:span><text:span text:style-name="T21">(830€)</text:span></text:p>
        </text:list-item>
      </text:list>
      <text:p text:style-name="P10"/>
      <text:list xml:id="list131207256472809" text:continue-numbering="true" text:style-name="L1">
        <text:list-item>
          <text:p text:style-name="P18">DRAGINO - <text:span text:style-name="T7">LSN50v2-D20 -- LoRaWAN Waterproof /Outdoor Temperature </text:span><text:span text:style-name="T18">(50€)</text:span></text:p>
          <text:list>
            <text:list-item>
              <text:p text:style-name="P19"><text:s text:c="4"/>LoRaWAN v1.0.3 Class A</text:p>
            </text:list-item>
            <text:list-item>
              <text:p text:style-name="P20"><text:s text:c="4"/>Ultra low power consumption</text:p>
            </text:list-item>
            <text:list-item>
              <text:p text:style-name="P20"><text:s text:c="4"/><text:span text:style-name="T54">A</text:span>ccuracy ±0.5°C (max ±2.0 °C)</text:p>
            </text:list-item>
            <text:list-item>
              <text:p text:style-name="P19"><text:s text:c="4"/>External DS18B20 Probe (default 2meters)</text:p>
            </text:list-item>
            <text:list-item>
              <text:p text:style-name="P19"><text:s text:c="4"/>Measure range -55°C ~ 125°C</text:p>
            </text:list-item>
            <text:list-item>
              <text:p text:style-name="P19"><text:s text:c="4"/>8500mAh Li-SOCI2 battery</text:p>
            </text:list-item>
            <text:list-item>
              <text:p text:style-name="P19"><text:s text:c="4"/>Temperature alarm</text:p>
            </text:list-item>
            <text:list-item>
              <text:p text:style-name="P19"><text:s text:c="4"/>Bands: CN470/EU433/KR920/US915</text:p>
            </text:list-item>
            <text:list-item>
              <text:p text:style-name="P19"><text:s text:c="4"/>EU868/AS923/AU915/IN865</text:p>
            </text:list-item>
            <text:list-item>
              <text:p text:style-name="P19"><text:s text:c="4"/>AT Commands to change parameters</text:p>
            </text:list-item>
            <text:list-item>
              <text:p text:style-name="P19"><text:s text:c="4"/>Uplink on periodically or Interrupt</text:p>
            </text:list-item>
            <text:list-item>
              <text:p text:style-name="P19"><text:s text:c="4"/>Downlink to change configure</text:p>
            </text:list-item>
          </text:list>
        </text:list-item>
      </text:list>
      <text:p text:style-name="P3"/>
      <text:list xml:id="list131206841105195" text:continue-numbering="true" text:style-name="L1">
        <text:list-item>
          <text:p text:style-name="P23"><text:span text:style-name="T5">DRAGINO - </text:span><text:span text:style-name="T7">LDDS20 LoRaWAN Liquid Level Sensor </text:span><text:span text:style-name="T13">(63€)</text:span></text:p>
          <text:list>
            <text:list-item>
              <text:p text:style-name="P26"><text:s text:c="4"/>LoRaWAN 1.0.3 Class A</text:p>
            </text:list-item>
            <text:list-item>
              <text:p text:style-name="P26"><text:s text:c="4"/>Ultra low power consumption</text:p>
            </text:list-item>
            <text:list-item>
              <text:p text:style-name="P26"><text:s text:c="4"/>Liquid Level Measurement by Ultrasonic technology</text:p>
            </text:list-item>
            <text:list-item>
              <text:p text:style-name="P26"><text:s text:c="4"/>Measure through container, No need to contact Liquid.</text:p>
            </text:list-item>
            <text:list-item>
              <text:p text:style-name="P26"><text:s text:c="4"/>Valid level range 20mm - 2000mm</text:p>
            </text:list-item>
            <text:list-item>
              <text:p text:style-name="P26"><text:s text:c="4"/>Accuracy: ±(5mm+S*0.5%) (S: Measure Value)</text:p>
            </text:list-item>
            <text:list-item>
              <text:p text:style-name="P26"><text:s text:c="4"/>Cable Length : 25cm</text:p>
            </text:list-item>
            <text:list-item>
              <text:p text:style-name="P26"><text:s text:c="4"/>Bands: CN470/EU433/KR920/US915/EU868/AS923/AU915/IN865</text:p>
            </text:list-item>
            <text:list-item>
              <text:p text:style-name="P26"><text:s text:c="4"/>AT Commands to change parameters</text:p>
            </text:list-item>
            <text:list-item>
              <text:p text:style-name="P26"><text:soft-page-break/><text:s text:c="4"/>Uplink on periodically</text:p>
            </text:list-item>
            <text:list-item>
              <text:p text:style-name="P44"><text:s text:c="4"/>Downlink to change configure</text:p>
            </text:list-item>
            <text:list-item>
              <text:p text:style-name="P44"><text:s text:c="4"/>IP66 Waterproof Enclosure</text:p>
            </text:list-item>
            <text:list-item>
              <text:p text:style-name="P44"><text:s text:c="4"/>8500mAh Battery for long term use</text:p>
            </text:list-item>
          </text:list>
        </text:list-item>
      </text:list>
      <text:p text:style-name="P8"/>
      <text:list xml:id="list131206588576331" text:continue-numbering="true" text:style-name="L1">
        <text:list-item>
          <text:p text:style-name="P45"><text:span text:style-name="T4">DRAGINO - </text:span><text:span text:style-name="T7">LDDS75 LoRaWAN Distance Detection Sensor </text:span><text:span text:style-name="T13">(67€)</text:span></text:p>
          <text:list>
            <text:list-item>
              <text:p text:style-name="P26"><text:s text:c="4"/>LoRaWAN 1.0.3 Class A</text:p>
            </text:list-item>
            <text:list-item>
              <text:p text:style-name="P26"><text:s text:c="4"/>Ultro low power consumption</text:p>
            </text:list-item>
            <text:list-item>
              <text:p text:style-name="P26"><text:s text:c="4"/>Distance Detection by Ultrasonic technology</text:p>
            </text:list-item>
            <text:list-item>
              <text:p text:style-name="P26"><text:s text:c="4"/>Flat object range 280mm - 7500mm</text:p>
            </text:list-item>
            <text:list-item>
              <text:p text:style-name="P26"><text:s text:c="4"/>Cable Length : 25cm</text:p>
            </text:list-item>
            <text:list-item>
              <text:p text:style-name="P26"><text:s text:c="4"/>Temperature Compensation</text:p>
            </text:list-item>
            <text:list-item>
              <text:p text:style-name="P26"><text:s text:c="4"/>Bands: CN470/EU433/KR920/US915/EU868/AS923/AU915/IN865</text:p>
            </text:list-item>
            <text:list-item>
              <text:p text:style-name="P26"><text:s text:c="4"/>AT Commands to change parameters</text:p>
            </text:list-item>
            <text:list-item>
              <text:p text:style-name="P26"><text:s text:c="4"/>Uplink on periodically</text:p>
            </text:list-item>
            <text:list-item>
              <text:p text:style-name="P26"><text:s text:c="4"/>Downlink to change configure</text:p>
            </text:list-item>
            <text:list-item>
              <text:p text:style-name="P26"><text:s text:c="4"/>IP66 Waterproof Enclosure</text:p>
            </text:list-item>
            <text:list-item>
              <text:p text:style-name="P26"><text:s text:c="4"/>4000mAh or 8500mAh Battery for long term use</text:p>
            </text:list-item>
          </text:list>
        </text:list-item>
      </text:list>
      <text:p text:style-name="P5"/>
      <text:list xml:id="list131207936498442" text:continue-numbering="true" text:style-name="L1">
        <text:list-item>
          <text:p text:style-name="P46"><text:span text:style-name="T45">DINGTEK</text:span><text:span text:style-name="T46"> </text:span><text:span text:style-name="T47">- LoR</text:span>aWAN DF550 Top installation Ultrasonic Liquid Level Sensor <text:span text:style-name="T7">(+3 años bateria IP66) </text:span><text:span text:style-name="T14">(72€)</text:span><text:span text:style-name="T17"> </text:span><text:span text:style-name="T48">(</text:span><text:a xlink:type="simple" xlink:href="http://www.dingtek.com/product/197-en.html" office:name="ENLACE" text:style-name="Internet_20_link" text:visited-style-name="Visited_20_Internet_20_Link">ENLACE</text:a><text:span text:style-name="T48">)</text:span></text:p>
          <text:list>
            <text:list-item>
              <text:p text:style-name="P38"><text:span text:style-name="T9">U</text:span><text:span text:style-name="T6">ltrasonic Technology</text:span></text:p>
            </text:list-item>
            <text:list-item>
              <text:p text:style-name="P27">Detection Range: 200cm/500cm/800cm</text:p>
            </text:list-item>
            <text:list-item>
              <text:p text:style-name="P27">Blind Area: &lt;20cm</text:p>
            </text:list-item>
            <text:list-item>
              <text:p text:style-name="P27">Height Error: 3mm</text:p>
            </text:list-item>
            <text:list-item>
              <text:p text:style-name="P27">LoRaWAN EU868Mhz</text:p>
            </text:list-item>
            <text:list-item>
              <text:p text:style-name="P38"><text:span text:style-name="T6">No rechargeable Battery ER26500 </text:span><text:a xlink:type="simple" xlink:href="mailto:8000mAh@3.6V" text:style-name="Internet_20_link" text:visited-style-name="Visited_20_Internet_20_Link">8000mAh @3.6V</text:a></text:p>
            </text:list-item>
            <text:list-item>
              <text:p text:style-name="P27">Battery life: +3 years</text:p>
            </text:list-item>
            <text:list-item>
              <text:p text:style-name="P27">Operation Temp: -20ª to +70ºC</text:p>
            </text:list-item>
            <text:list-item>
              <text:p text:style-name="P30">Storage Temperature: -40ºC to +70ºC</text:p>
            </text:list-item>
            <text:list-item>
              <text:p text:style-name="P30">Waterproof Level: IP66</text:p>
            </text:list-item>
            <text:list-item>
              <text:p text:style-name="P30"><text:soft-page-break/>Level Alarm</text:p>
            </text:list-item>
            <text:list-item>
              <text:p text:style-name="P30">Map Display</text:p>
            </text:list-item>
          </text:list>
        </text:list-item>
      </text:list>
      <text:p text:style-name="P6"/>
      <text:list xml:id="list131207544113999" text:continue-numbering="true" text:style-name="L1">
        <text:list-item>
          <text:p text:style-name="P46"><text:span text:style-name="T4">DINGTEK</text:span><text:span text:style-name="T7"> - LoRaWAN DF520 Bottom installation Ultrasonic Liquid Level Sensor (+3 años bateria IP66) </text:span><text:span text:style-name="T8">(</text:span><text:span text:style-name="T14">110€)</text:span><text:span text:style-name="T17"> </text:span><text:span text:style-name="T19">(</text:span><text:a xlink:type="simple" xlink:href="http://www.dingtek.com/product/199-en.html" office:name="ENLACE" text:style-name="Internet_20_link" text:visited-style-name="Visited_20_Internet_20_Link"><text:span text:style-name="T20">ENLACE</text:span></text:a><text:span text:style-name="T19">)</text:span></text:p>
          <text:list>
            <text:list-item>
              <text:p text:style-name="P39"><text:span text:style-name="T9">U</text:span><text:span text:style-name="T6">ltrasonic Technology</text:span></text:p>
            </text:list-item>
            <text:list-item>
              <text:p text:style-name="P15"><text:span text:style-name="T39">Detection Range: </text:span><text:span text:style-name="T40">30 mm- 10000mm</text:span></text:p>
            </text:list-item>
            <text:list-item>
              <text:p text:style-name="P28">Blind Area: <text:span text:style-name="T50">3</text:span>0cm</text:p>
            </text:list-item>
            <text:list-item>
              <text:p text:style-name="P32">Height Error: 3mm</text:p>
            </text:list-item>
            <text:list-item>
              <text:p text:style-name="P33"><text:span text:style-name="T51">C</text:span>ontroller MCU: STM32, 32bit ARM core controller</text:p>
            </text:list-item>
            <text:list-item>
              <text:p text:style-name="P32">LoRaWAN EU868Mhz</text:p>
            </text:list-item>
            <text:list-item>
              <text:p text:style-name="P40"><text:span text:style-name="T6">No rechargeable Battery ER26500 </text:span><text:a xlink:type="simple" xlink:href="mailto:8000mAh@3.6V" text:style-name="Internet_20_link" text:visited-style-name="Visited_20_Internet_20_Link">8000mAh @3.6V</text:a></text:p>
            </text:list-item>
            <text:list-item>
              <text:p text:style-name="P29">Battery life: +3 years</text:p>
            </text:list-item>
            <text:list-item>
              <text:p text:style-name="P29">Operation Temp: -20ª to +70ºC</text:p>
            </text:list-item>
            <text:list-item>
              <text:p text:style-name="P31">Storage Temperature: -40ºC to +<text:span text:style-name="T52">85</text:span>ºC</text:p>
            </text:list-item>
            <text:list-item>
              <text:p text:style-name="P31">Waterproof Level: IP66</text:p>
            </text:list-item>
            <text:list-item>
              <text:p text:style-name="P31">Level Alarm</text:p>
            </text:list-item>
            <text:list-item>
              <text:p text:style-name="P31">Map Display</text:p>
            </text:list-item>
          </text:list>
        </text:list-item>
      </text:list>
      <text:p text:style-name="P7"/>
      <text:list xml:id="list131206801885083" text:continue-numbering="true" text:style-name="L1">
        <text:list-item>
          <text:p text:style-name="P48"><text:span text:style-name="T11">DECENTLAB</text:span><text:span text:style-name="T10"> –</text:span><text:span text:style-name="T12"> DL-PR21-001 </text:span>Pressure / Liquid Level and Temperature <text:s/>Sensor <text:span text:style-name="T15">(5</text:span><text:span text:style-name="T16">66</text:span><text:span text:style-name="T15">€)</text:span></text:p>
          <text:list>
            <text:list-item>
              <text:p text:style-name="P48">Pressure: -1 ... 10 bar, relative</text:p>
            </text:list-item>
            <text:list-item>
              <text:p text:style-name="P48">Temperature: -40 ... +125 °C</text:p>
            </text:list-item>
            <text:list-item>
              <text:p text:style-name="P48">Pipe thread: G1/4'', others on request</text:p>
            </text:list-item>
          </text:list>
        </text:list-item>
        <text:list-item>
          <text:p text:style-name="P48"><text:span text:style-name="T11">DECENTLAB</text:span><text:span text:style-name="T10"> –</text:span><text:span text:style-name="T12"> DL-PR26-001 Pressure / Liquid Level and Temperature Sensor </text:span><text:span text:style-name="T22">(</text:span><text:span text:style-name="T23">617</text:span><text:span text:style-name="T22">€)</text:span></text:p>
          <text:list>
            <text:list-item>
              <text:p text:style-name="P48"><text:span text:style-name="T12">Pressure: 0 ... 1 bar, relative</text:span></text:p>
            </text:list-item>
            <text:list-item>
              <text:p text:style-name="P48"><text:span text:style-name="T12">Temperature: -40 ... +125 °C</text:span></text:p>
            </text:list-item>
          </text:list>
        </text:list-item>
        <text:list-item>
          <text:p text:style-name="P47"><text:span text:style-name="T10">TEKELEK </text:span><text:span text:style-name="T7">- TEK Aqua LoRa Ultrasonic</text:span></text:p>
        </text:list-item>
        <text:list-item>
          <text:p text:style-name="P49"><text:span text:style-name="T4">PROESYS</text:span><text:span text:style-name="T7"> - LoRaWAN™ Industrial <text:s/>Pressure Sensor IPS-1</text:span></text:p>
        </text:list-item>
        <text:list-item>
          <text:p text:style-name="P50"><text:span text:style-name="T4">ELLENEX</text:span><text:span text:style-name="T7"> – RS1-L Sensor de presion </text:span><text:span text:style-name="T15">(525€)</text:span></text:p>
          <text:list>
            <text:list-item>
              <text:p text:style-name="P21">Output 4-20mA/0-5V/0-10V</text:p>
            </text:list-item>
            <text:list-item>
              <text:p text:style-name="P21"><text:soft-page-break/>Operating temperature range -10ºC to 70ºC</text:p>
            </text:list-item>
            <text:list-item>
              <text:p text:style-name="P22">Battery lifetime +10 years</text:p>
            </text:list-item>
            <text:list-item>
              <text:p text:style-name="P51"><text:span text:style-name="T7">Protection rate </text:span><text:span text:style-name="T49">IP65 /IP67, UV Protected</text:span></text:p>
            </text:list-item>
          </text:list>
        </text:list-item>
      </text:list>
      <text:p text:style-name="P11"/>
      <text:list xml:id="list131207720960265" text:continue-numbering="true" text:style-name="L1">
        <text:list-item>
          <text:p text:style-name="P16"><text:span text:style-name="T25">LEEFO </text:span><text:span text:style-name="T26">- T3000-sensor de presión de agua (</text:span><text:a xlink:type="simple" xlink:href="https://spanish.alibaba.com/product-detail/lefoo-t3000-high-accuracy-4-20ma-submersible-liquid-water-level-pressure-sensor-liquid-pressure-transmitter-62412211828.html?spm=a2700.galleryofferlist.normal_offer.d_title.bf4c601dr2KIf1&amp;s=p" office:name="ENLACE" text:style-name="Internet_20_link" text:visited-style-name="Visited_20_Internet_20_Link"><text:span text:style-name="T24">ENLACE</text:span></text:a><text:span text:style-name="T29">) </text:span><text:span text:style-name="T30">(55€)</text:span></text:p>
          <text:list>
            <text:list-item>
              <text:p text:style-name="P24">Output: 4~20mA, 0~10VDC 0~5V</text:p>
            </text:list-item>
            <text:list-item>
              <text:p text:style-name="P24">Working temperatures: -40℃~100℃</text:p>
            </text:list-item>
            <text:list-item>
              <text:p text:style-name="P24">Fuente de alimentación 12-36VDC</text:p>
            </text:list-item>
            <text:list-item>
              <text:p text:style-name="P24">Precisión 0.25% F.S/0.5% F.S</text:p>
              <text:p text:style-name="P24"/>
            </text:list-item>
          </text:list>
        </text:list-item>
        <text:list-item>
          <text:p text:style-name="P52"><text:span text:style-name="T34">HONDETEC</text:span><text:span text:style-name="T27"> – RD-TS-O-01 Turbidimetro Industrial óptico </text:span><text:span text:style-name="T28">(</text:span><text:a xlink:type="simple" xlink:href="https://spanish.alibaba.com/product-detail/integrated-optical-industrial-turbidimeter-for-water-treatment-1600199294018.html?spm=a2700.galleryofferlist.normal_offer.d_title.3d2810e9dfpPGV" office:name="ENLACE" text:style-name="Internet_20_link" text:visited-style-name="Visited_20_Internet_20_Link"><text:span text:style-name="T41">ENLACE</text:span></text:a><text:span text:style-name="T28">) </text:span><text:span text:style-name="T33">(356€)</text:span></text:p>
          <text:list>
            <text:list-item>
              <text:p text:style-name="P34">Optical principle</text:p>
            </text:list-item>
            <text:list-item>
              <text:p text:style-name="P35">Tipo de salida: RS485 /0-5V/0-10V/4-20mA output</text:p>
            </text:list-item>
            <text:list-item>
              <text:p text:style-name="P35">LORA/LORAWAN(EU868MHZ,915MHZ), GPRS, NB-IOT</text:p>
            </text:list-item>
            <text:list-item>
              <text:p text:style-name="P35">0-2V/0-5V/0-10V output</text:p>
            </text:list-item>
            <text:list-item>
              <text:p text:style-name="P43">Tensión de alimentación: 5-24VDC</text:p>
            </text:list-item>
            <text:list-item>
              <text:p text:style-name="P36">Temperatura de funcionamiento: 0 <text:span text:style-name="T53">a 60ºC</text:span></text:p>
            </text:list-item>
            <text:list-item>
              <text:p text:style-name="P37">Rango de 0,1 ~ 1000,0 NTU</text:p>
            </text:list-item>
            <text:list-item>
              <text:p text:style-name="P37">Garantia de 1 año</text:p>
            </text:list-item>
          </text:list>
        </text:list-item>
      </text:list>
      <text:p text:style-name="P9"/>
      <text:list xml:id="list131208509898988" text:continue-numbering="true" text:style-name="L1">
        <text:list-item>
          <text:p text:style-name="P17"><text:span text:style-name="T35">UTMOST</text:span><text:span text:style-name="T36"> </text:span><text:span text:style-name="T37">– </text:span><text:span text:style-name="T42">JPG7 Sensor de presión de agua de 0-10V de salida analógica </text:span><text:span text:style-name="T43">(</text:span><text:a xlink:type="simple" xlink:href="https://spanish.alibaba.com/product-detail/low-cost-analog-output-0-10v-underwater-water-level-pressure-sensor-62234386309.html?spm=a2700.galleryofferlist.normal_offer.d_title.6f1261acrJsw7o" office:name="ENLACE" text:style-name="Internet_20_link" text:visited-style-name="Visited_20_Internet_20_Link"><text:span text:style-name="T43">ENLACE</text:span></text:a><text:span text:style-name="T43">)</text:span><text:span text:style-name="T31">(54€-71€)</text:span></text:p>
          <text:list>
            <text:list-item>
              <text:p text:style-name="P25">Output: 4~20mA, 0~10VD 0~5V</text:p>
            </text:list-item>
            <text:list-item>
              <text:p text:style-name="P25">Working temperatures: -40℃~100</text:p>
            </text:list-item>
            <text:list-item>
              <text:p text:style-name="P41">Precisión 0.5% F.S</text:p>
            </text:list-item>
            <text:list-item>
              <text:p text:style-name="P42">Fuente de alimentación 10 ~ 30V o 5V DC</text:p>
            </text:list-item>
            <text:list-item>
              <text:p text:style-name="P42">ISO9001/CE/ROHS</text:p>
            </text:list-item>
          </text:list>
        </text:list-item>
      </text:list>
      <text:p text:style-name="P4"/>
      <text:p text:style-name="P4"/>
      <text:list xml:id="list131208491404702" text:continue-numbering="true" text:style-name="L1">
        <text:list-item>
          <text:p text:style-name="P17"><text:span text:style-name="T37">HOLYKELL – </text:span><text:span text:style-name="T38">HPT604 </text:span><text:span text:style-name="T44">Sensor de presión de nivel de agua (</text:span><text:a xlink:type="simple" xlink:href="https://spanish.alibaba.com/product-detail/holykell-factory-underwater-hydrostatic-submersible-water-level-pressure-sensor-1453894320.html?spm=a2700.galleryofferlist.normal_offer.d_title.6f1261acrJsw7o" office:name="ENLACE" text:style-name="Internet_20_link" text:visited-style-name="Visited_20_Internet_20_Link"><text:span text:style-name="T44">ENLACE</text:span></text:a><text:span text:style-name="T44">) </text:span><text:span text:style-name="T32">(69€-129€)</text:span></text:p>
        </text:list-item>
      </text:list>
      <text:p text:style-name="P1"/>
      <text:p text:style-name="P1"/>
      <text:p text:style-name="P2">salida 0.10 voltio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Gayathri" svg:font-family="Gayath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1:15:06.957980318</meta:creation-date>
    <dc:date>2021-03-22T13:12:06.359717598</dc:date>
    <meta:editing-duration>PT6H46M21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5" meta:paragraph-count="108" meta:word-count="660" meta:character-count="4116" meta:non-whitespace-character-count="3512"/>
  </office:meta>
</office:document-meta>
</file>